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ext_20_body" style:master-page-name="">
      <loext:graphic-properties draw:fill="none"/>
      <style:paragraph-properties fo:margin-left="10.599cm" fo:margin-right="0cm" fo:text-align="start" style:justify-single-word="false" fo:text-indent="0cm" style:auto-text-indent="false" style:page-number="auto" fo:background-color="transparent"/>
      <style:text-properties officeooo:paragraph-rsid="001e62e3"/>
    </style:style>
    <style:style style:name="P2" style:family="paragraph" style:parent-style-name="Text_20_body">
      <style:text-properties officeooo:rsid="001e62e3" officeooo:paragraph-rsid="001e62e3"/>
    </style:style>
    <style:style style:name="P3" style:family="paragraph" style:parent-style-name="Text_20_body">
      <style:paragraph-properties fo:text-align="center" style:justify-single-word="false"/>
      <style:text-properties fo:font-weight="bold" officeooo:rsid="001e62e3" officeooo:paragraph-rsid="001e62e3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62e3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2">Коменданту общежития</text:span></text:span><text:span text:style-name="T2"><text:line-break/></text:span><text:span text:style-name="Strong_20_Emphasis"><text:span text:style-name="T2">Занкевич Алле Дмитриевне </text:span></text:span><text:span text:style-name="Strong_20_Emphasis"><text:span text:style-name="T3">студента группы 253505 </text:span></text:span><text:span text:style-name="Strong_20_Emphasis"><text:span text:style-name="T2">Сенько Никиты Святославовича</text:span></text:span></text:p>
      <text:p text:style-name="Text_20_body"/>
      <text:p text:style-name="P3">Объяснительная</text:p>
      <text:p text:style-name="Text_20_body">Я, Сенько Никита Святославович, студент и проживающий в комнате 914б общежития, пишу Вам данную объяснительную записку по поводу изъятия моего чайника с мощностью, превышающей допустимую.</text:p>
      <text:p text:style-name="Text_20_body">Осознаю, что использование электроприборов с мощностью, превышающей допустимую норму, может привести к перегрузке электросети и созданию аварийных ситуаций. Приношу свои извинения за данное нарушение.</text:p>
      <text:p text:style-name="Text_20_body">Обязуюсь в дальнейшем строго соблюдать установленные правила использования бытовых приборов в общежитии и не допускать повторных нарушений. Прошу вернуть чайник, и заверяю Вас, что больше не буду использовать его в общежитии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Подпись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3T11:40:00.383854148</meta:creation-date>
    <dc:date>2024-05-23T11:45:47.747579053</dc:date>
    <meta:editing-duration>PT5M51S</meta:editing-duration>
    <meta:editing-cycles>1</meta:editing-cycles>
    <meta:document-statistic meta:table-count="0" meta:image-count="0" meta:object-count="0" meta:page-count="1" meta:paragraph-count="6" meta:word-count="93" meta:character-count="730" meta:non-whitespace-character-count="643"/>
    <meta:generator>LibreOffice/24.2.0.3$Linux_X86_64 LibreOffice_project/420$Build-3</meta:generator>
  </office:meta>
</office:document-meta>
</file>